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3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M. M. R.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6">546 N. Fifth St./</text:p>
      <text:p text:style-name="P7">Philadelphia,/</text:p>
      <text:p text:style-name="P6"/>
      <text:p text:style-name="P6">[Page 1]</text:p>
      <text:p text:style-name="P8">Partly remodelled from an old funeral address of mine./</text:p>
      <text:p text:style-name="P6"/>
      <text:p text:style-name="P6">The living, my brethren, the living need deep-felt <text:span text:style-name="T2">human</text:span><text:span text:style-name="T3">/ sympathy; the living need well-meant </text:span><text:span text:style-name="T2">fraternal</text:span><text:span text:style-name="T3"> counsels,/ they need friendly monitions. <text:s/>The dead are no longer/ under necessity of </text:span><text:span text:style-name="T2">our</text:span><text:span text:style-name="T3"> an active </text:span><text:span text:style-name="T2">human</text:span><text:span text:style-name="T3"> fraternal kindness. </text:span><text:span text:style-name="T2">and consideration.</text:span><text:span text:style-name="T3">/ Up on the heights where eternity abides, they lie/ secure beyond the reach of </text:span><text:span text:style-name="T2">our fraternal</text:span><text:span text:style-name="T3"> human consideration. <text:s/>Our praises cannot enhance their happiness,/ </text:span><text:span text:style-name="T2">if they have</text:span><text:span text:style-name="T3"> earned </text:span><text:span text:style-name="T2">it</text:span><text:span text:style-name="T3"> by practical righteousness, nor can our/ </text:span><text:span text:style-name="T2">disparagement</text:span><text:span text:style-name="T3"> aspersions influence the sentence of the </text:span><text:span text:style-name="T2">merciful</text:span><text:span text:style-name="T3"> wisest/ judge, if they have met with His displeasure. <text:s/></text:span><text:span text:style-name="T2">There-</text:span><text:span text:style-name="T3">/</text:span><text:span text:style-name="T2">-fore</text:span><text:span text:style-name="T3"> I </text:span><text:span text:style-name="T2">do</text:span><text:span text:style-name="T3"> am not </text:span><text:span text:style-name="T2">stand</text:span><text:span text:style-name="T3"> here therefore to weave garlands and lay/ them over the coffin of a Hebrew, because he is a son/ of </text:span><text:span text:style-name="T2">our people</text:span><text:span text:style-name="T3"> the Hebrew race, </text:span><text:span text:style-name="T2">I</text:span><text:span text:style-name="T3"> neither have I </text:span><text:span text:style-name="T2"><text:s/>not</text:span><text:span text:style-name="T3"> acceded to the wish that/ I would prayfully accompany what is mortal of M. M. R./ to its final destination, with the </text:span><text:span text:style-name="T2">view</text:span><text:span text:style-name="T3"> reprehensible intention of </text:span><text:span text:style-name="T2">drawing</text:span><text:span text:style-name="T3"> presenting/ a picture of a brother's shortcomings. <text:s/>Not so, but full of/ irrepressible compassion </text:span><text:span text:style-name="T2">inexpressibly great</text:span><text:span text:style-name="T3"> for </text:span><text:span text:style-name="T2">an</text:span><text:span text:style-name="T3"> the aged father, to/ whose bodily affliction, has been added the keen sor-/-row of so untimely a bereavement; </text:span><text:span text:style-name="T2">led nigh</text:span><text:span text:style-name="T3"> drawn with/ my </text:span><text:span text:style-name="T2">every</text:span><text:span text:style-name="T3"> heart's throbbings to the gentle wife, widowed/</text:span></text:p>
      <text:p text:style-name="P6"><text:soft-page-break/><text:span text:style-name="T3"/></text:p>
      <text:p text:style-name="P6"><text:span text:style-name="T3">[Page 2]</text:span></text:p>
      <text:p text:style-name="P6"><text:span text:style-name="T3">in </text:span><text:span text:style-name="T2">almost</text:span><text:span text:style-name="T3"> the days of almost her girlhood and beseeching God for their </text:span><text:span text:style-name="T2">consolation</text:span><text:span text:style-name="T3"> spiritual comfort, </text:span><text:span text:style-name="T2">but</text:span><text:span text:style-name="T3"> I obey never-/-theless </text:span><text:span text:style-name="T2">the</text:span><text:span text:style-name="T3"> an inspiration that bids me speak words/ that rise </text:span><text:span text:style-name="T2">upon</text:span><text:span text:style-name="T3"> spontaneously on my lips, words of exhortation </text:span><text:span text:style-name="T2">to the living</text:span><text:span text:style-name="T3">, flow-/-ing from above to the living, to the living, still untried in health and in mind. <text:s/>"Men! stand in awe and sin not"/ [Hebrew] Know yet not that life is but a/ span? <text:s/></text:span><text:span text:style-name="T2">To</text:span><text:span text:style-name="T3"> This day is yours, the morrow may see you no more, and that/ boundless future to which you preferred a fleet-/-ing present, will open and compel your undimmed vision to/ </text:span><text:span text:style-name="T2">be</text:span><text:span text:style-name="T3"> remain rivetted[sic!] thereon." <text:s/>So, my dear companions/ in this terrestrial journey, </text:span><text:span text:style-name="T2">of life,</text:span><text:span text:style-name="T3"> religion addresses </text:span><text:span text:style-name="T2">us</text:span><text:span text:style-name="T3"> all; not/ to terrify us </text:span><text:span text:style-name="T2">our minds</text:span><text:span text:style-name="T3"> into a degrading inactivity,/ but to urge us on to deeds becoming creatures, whom/ God has endowed with noble faculties for noble/ purposes. <text:s/>The thought of our instability upon/ earth, will warn us against the indulgence into/ passions and appetites which eat </text:span><text:span text:style-name="T2">upon</text:span><text:span text:style-name="T3"> into our vitals, and will/ <text:s/>cast around us a mighty shield impenetrable/ to the strokes of consuming maladies. <text:s/>But more than/ a safeguard </text:span><text:span text:style-name="T2">upon</text:span><text:span text:style-name="T3"> to our existence, that thought/ will prove a wholesome restraint upon evil tendencies of/ a moral character. <text:s/>I will not strive to/ overreach my neighbor by chicanery and deception,/</text:span></text:p>
      <text:p text:style-name="P6"><text:span text:style-name="T3"/></text:p>
      <text:p text:style-name="P6"><text:span text:style-name="T3">[Page 3]</text:span></text:p>
      <text:p text:style-name="P6"><text:span text:style-name="T3">when I consider that I may soon leave behind,/ </text:span><text:span text:style-name="T2">what</text:span><text:span text:style-name="T3"> all that I have gained by irregular means. <text:s/>I/ will bear in mind the advice of the psalmist/ that when </text:span><text:span text:style-name="T2">probably</text:span><text:span text:style-name="T3"> substance increases, I must not set my/ heart upon it, for it has been authoritatively told me more than/ once that enduring power does not proceed from/ riches, but from </text:span><text:span text:style-name="T2">God</text:span><text:span text:style-name="T3"> the source of all power-God. [Hebrew]/ [Hebrew] <text:s/>Then the jealousy, the enmity/ the [?] which I have allowed to lodge with me over night, will/ have been chased away by me as impurity before the morning dawn. <text:s/>I will/ </text:span><text:span text:style-name="T2">strive</text:span><text:span text:style-name="T3"> endeavour to attain a wealth of virtues, a name imperish-/-able for goodness to my equals, for charity to the/ </text:span><text:span text:style-name="T2">un</text:span><text:span text:style-name="T3"> less fortunate</text:span><text:span text:style-name="T2">s</text:span><text:span text:style-name="T3"> than myself, for magnanimity towards offenders./ <text:s/>Then when the </text:span><text:span text:style-name="T2">summons came</text:span><text:span text:style-name="T3"> hour approaches for the departure,/ the memories of the fond love of those to whom I/ have bequeathed an inheritance more precious than/ houses and fields, will </text:span><text:span text:style-name="T2">im</text:span><text:span text:style-name="T3"> be a foretaste of paradise; </text:span><text:span text:style-name="T2">my soul,</text:span><text:span text:style-name="T3"> the/ gratitude of those whom I have benefitted[sic!] will/ follow me with blessings to the repose of the upright./ <text:s/></text:span><text:span text:style-name="T2">Let then</text:span><text:span text:style-name="T3"> Come ye all </text:span><text:span text:style-name="T2">come</text:span><text:span text:style-name="T3"> then, who, younger than our deceased/ coreligionist, or his coevals, have cast </text:span><text:span text:style-name="T2">out</text:span><text:span text:style-name="T3"> away the/ thought of our common mortality, and/ </text:span></text:p>
      <text:p text:style-name="P6"><text:span text:style-name="T3"/></text:p>
      <text:p text:style-name="P6"><text:span text:style-name="T3">[Page 4]</text:span></text:p>
      <text:p text:style-name="P9">preferred<text:span text:style-name="T3"> chosen to dwell on </text:span>the<text:span text:style-name="T3"> fleeting pleasures, which/ leave behind lasting regrets; come all, who, </text:span>in the<text:span text:style-name="T3">/ </text:span>language of<text:span text:style-name="T3"> as the moralist of yore anticipatively described fancy that/ </text:span>their substance young<text:span text:style-name="T3"> property is the citadel of </text:span>their<text:span text:style-name="T3"> an unassailable/ strength [Hebrew]; </text:span>let them all<text:span text:style-name="T3"> come/ and contemplate a melancholy scene, melancholy/ because of its surroundings, melancholy by reason of the premature demise of a brother in Israel,/ who, measuring time by our own faulty line, may/ have </text:span>anticipated<text:span text:style-name="T3"> looked </text:span>hoped<text:span text:style-name="T3"> for a long and prosperous existence/ on this side of the grave. <text:s/></text:span>Let us pray that<text:span text:style-name="T3"> May </text:span>he<text:span text:style-name="T3"> M. M. R obtain beyond/ its bounds </text:span>obtain<text:span text:style-name="T3"> the endurable </text:span>[?]<text:span text:style-name="T3"> felicity allotted to the spirit,/ in compensation of a short lived happiness, while clothed/ in flesh. <text:s/>But Oh! let us all learn to stand in awe/ and sin not, for life is but a walking shadow/ [Hebrew] in </text:span>vain<text:span text:style-name="T3"> vain we keep in constant agitation, we treasure up and know not we will gather. <text:s/>And Thou O Compassionate Lord!/ <text:s/>Bestow Thy consolations upon all who mourn, teach/ them a fortitude resting on piety, a resignation/ upheld by peace, and grant to the dead for/ whom they </text:span>mourn<text:span text:style-name="T3"> weep forgiveness of misdeeds, reward</text:span>s<text:span text:style-name="T3">/ for deeds of integrity and of generosity which he/ may have practised </text:span>in the various walks of life,<text:span text:style-name="T3"> here below,/ and the joys of heaven</text:span>s above<text:span text:style-name="T3"> to which we all aspire abov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5T11:45:28.61</meta:creation-date>
    <dc:date>2012-10-15T12:15:02.98</dc:date>
    <dc:creator>Penn Libraries</dc:creator>
    <meta:editing-duration>PT00H12M0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1062" meta:character-count="6597"/>
  </office:meta>
</office:document-meta>
</file>